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ize="7pt" style:font-size-asian="7pt" style:font-size-complex="7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/>
    </style:style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0f998d"/>
    </style:style>
    <style:style style:name="T6" style:family="text">
      <style:text-properties officeooo:rsid="000fee99"/>
    </style:style>
    <style:style style:name="T7" style:family="text">
      <style:text-properties officeooo:rsid="001091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84"/><text:span text:style-name="T3"><text:s/>Załącznik nr2 do zapytania ofertowego </text:span></text:p>
      <text:p text:style-name="P5"/>
      <text:p text:style-name="P5"/>
      <text:p text:style-name="Standard"/>
      <text:p text:style-name="P3"><text:s/>OFERTA</text:p>
      <text:p text:style-name="P3"/>
      <text:p text:style-name="Standard">…............................................................</text:p>
      <text:p text:style-name="P4"><text:s text:c="26"/>nazwa wykonawcy </text:p>
      <text:p text:style-name="P4"/>
      <text:p text:style-name="P4"/>
      <text:p text:style-name="Standard">…............................................................</text:p>
      <text:p text:style-name="P4"><text:s text:c="26"/>adres wykonawcy</text:p>
      <text:p text:style-name="P4"/>
      <text:p text:style-name="P4"/>
      <text:p text:style-name="Standard">…...........................................................</text:p>
      <text:p text:style-name="P4"><text:s text:c="38"/>NIP</text:p>
      <text:p text:style-name="P4"/>
      <text:p text:style-name="P4"/>
      <text:p text:style-name="Standard">…...........................................................</text:p>
      <text:p text:style-name="Standard"><text:span text:style-name="T1"><text:s text:c="37"/>Regon</text:span> </text:p>
      <text:p text:style-name="Standard"/>
      <text:p text:style-name="Standard">…...........................................................</text:p>
      <text:p text:style-name="P4"><text:s text:c="30"/>telefon kontaktowy </text:p>
      <text:p text:style-name="Standard"/>
      <text:p text:style-name="Standard"/>
      <text:p text:style-name="Standard"/>
      <text:list xml:id="list3082509803" text:style-name="L1">
        <text:list-item>
          <text:p text:style-name="P7">Oferuję wykonanie zamówienia :</text:p>
        </text:list-item>
      </text:list>
      <text:p text:style-name="P2"/>
      <text:p text:style-name="Standard"/>
      <text:p text:style-name="Standard"><text:s text:c="2"/>- <text:span text:style-name="T2">wykonanie sterylizacji kastracji <text:s/>kotów wolno żyjących </text:span></text:p>
      <text:p text:style-name="P1"/>
      <text:p text:style-name="Standard"/>
      <text:p text:style-name="Standard"><text:s text:c="32"/>sterylizacja <text:s text:c="41"/>kastracja</text:p>
      <text:p text:style-name="Standard"/>
      <text:p text:style-name="Standard">cena brutto <text:s text:c="3"/>…..................................... <text:s text:c="17"/>….......................................</text:p>
      <text:p text:style-name="Standard"/>
      <text:p text:style-name="Standard"/>
      <text:p text:style-name="P1"><text:s text:c="4"/>- <text:s/>wykonanie sterylizacji kotek właścicielskich <text:s/></text:p>
      <text:p text:style-name="P1"/>
      <text:p text:style-name="Standard"><text:s text:c="32"/>sterylizacja <text:s text:c="40"/></text:p>
      <text:p text:style-name="Standard"/>
      <text:p text:style-name="Standard">cena brutto <text:s text:c="3"/>…..................................... <text:s text:c="16"/></text:p>
      <text:p text:style-name="Standard"/>
      <text:p text:style-name="Standard"/>
      <text:p text:style-name="Standard"/>
      <text:p text:style-name="P1"><text:s text:c="3"/>-wykonanie sterylizacji suczek właścicielskich <text:s/></text:p>
      <text:p text:style-name="P1"/>
      <text:p text:style-name="Standard"><text:s text:c="32"/>sterylizacja <text:s text:c="40"/></text:p>
      <text:p text:style-name="Standard"/>
      <text:p text:style-name="Standard">cena brutto <text:s text:c="3"/>do 10 kg <text:s text:c="26"/>…..................................... <text:s text:c="6"/></text:p>
      <text:p text:style-name="Standard"><text:s text:c="10"/></text:p>
      <text:p text:style-name="Standard"><text:s text:c="22"/>od 10 do 20 kg <text:s text:c="16"/>…..................................... <text:s text:c="6"/></text:p>
      <text:p text:style-name="Standard"><text:s text:c="10"/></text:p>
      <text:p text:style-name="Standard"><text:s text:c="22"/><text:span text:style-name="T5">powyzej </text:span>20 kg <text:s text:c="16"/>…..................................... <text:s text:c="16"/></text:p>
      <text:p text:style-name="Standard"/>
      <text:p text:style-name="Standard"/>
      <text:p text:style-name="Standard"><text:soft-page-break/>termin wykonania od podpisania umowy nie wcześniej niż od <text:span text:style-name="T7">01</text:span>.01.202<text:span text:style-name="T7">4</text:span>.</text:p>
      <text:p text:style-name="Standard"/>
      <text:p text:style-name="Standard"/>
      <text:p text:style-name="Standard">- termin płatności ….................................................</text:p>
      <text:list xml:id="list2133939897" text:style-name="L2">
        <text:list-item>
          <text:p text:style-name="P8">dodatkowe informację lub uwagi do wykonywanych usług :</text:p>
          <text:p text:style-name="P8"><text:s/>…...............................................................................................................................................</text:p>
          <text:p text:style-name="P8"/>
          <text:p text:style-name="P8">....................................................................................................................................................</text:p>
          <text:p text:style-name="P8"/>
          <text:p text:style-name="P8">....................................................................................................................................................</text:p>
          <text:p text:style-name="P8"/>
          <text:p text:style-name="P8">....................................................................................................................................................</text:p>
          <text:p text:style-name="P8"/>
          <text:p text:style-name="P8">....................................................................................................................................................</text:p>
          <text:p text:style-name="P8"/>
          <text:p text:style-name="P8">....................................................................................................................................................</text:p>
        </text:list-item>
      </text:list>
      <text:p text:style-name="Standard"><text:s/></text:p>
      <text:p text:style-name="Standard"/>
      <text:list xml:id="list1018551142" text:style-name="L3">
        <text:list-item>
          <text:p text:style-name="P9">lokalizacja gabinetu w którym będą wykonywane zabiegi oraz telefon w celu umówienia zabiegu .</text:p>
        </text:list-item>
      </text:list>
      <text:p text:style-name="Standard"/>
      <text:p text:style-name="Standard"><text:s text:c="3"/>…........................................................................................................................................................</text:p>
      <text:p text:style-name="Standard"/>
      <text:p text:style-name="Standard">…...........................................................................................................................................................</text:p>
      <text:p text:style-name="Standard"/>
      <text:p text:style-name="Standard"/>
      <text:p text:style-name="Standard"/>
      <text:p text:style-name="Standard"/>
      <text:p text:style-name="Standard"/>
      <text:p text:style-name="Standard">Oświadczenie :</text:p>
      <text:p text:style-name="Standard"/>
      <text:p text:style-name="Standard"/>
      <text:list xml:id="list2516962802" text:style-name="L4">
        <text:list-item>
          <text:p text:style-name="P10">Zapoznałem się z treścią zapytania ofertowego i nie wnoszę do niego zastrzeżeń oraz akceptuje warunki w nim zawarte</text:p>
        </text:list-item>
        <text:list-item>
          <text:p text:style-name="P10">Zapoznałem się ze wzorem umowy i zobowiązuje się , w przypadku wybrania mojej oferty do zawarcia umowy na warunkach w niej określonym , w miejscu i terminie wskazanym prze Zamawiającego </text:p>
        </text:list-item>
        <text:list-item>
          <text:p text:style-name="P10">Oświadczam , że zapoznałem się z opisem przedmiotu zamówienia i zobowiązuję się go wykonać na wyżej <text:s/>skazanych warunkach z pełna odpowiedzialnością . </text:p>
        </text:list-item>
      </text:list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52"/>…........................................................................................</text:p>
      <text:p text:style-name="Standard"><text:s text:c="51"/><text:span text:style-name="T4"><text:s/>data, podpis i pieczęć wykonawcy lub osoby upoważnionej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09:47:01.98</meta:creation-date>
    <meta:print-date>2023-01-09T12:39:05.523000000</meta:print-date>
    <dc:date>2023-11-16T14:14:40.802000000</dc:date>
    <meta:editing-duration>PT6M35S</meta:editing-duration>
    <meta:editing-cycles>4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50" meta:word-count="208" meta:character-count="3825" meta:non-whitespace-character-count="2885"/>
  </office:meta>
</office:document-meta>
</file>